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.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</style:tab-stops>
      </style:paragraph-properties>
    </style:style>
    <style:style style:name="P2" style:family="paragraph">
      <style:paragraph-properties fo:margin-left="0cm" fo:margin-right="0cm" fo:text-align="center" fo:text-indent="0cm" style:text-autospace="none">
        <style:tab-stops>
          <style:tab-stop style:position="1cm"/>
        </style:tab-stops>
      </style:paragraph-properties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15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.1cm" svg:x="0cm" svg:y="-0.1cm" presentation:class="title" presentation:user-transformed="true">
          <draw:text-box>
            <text:p text:style-name="P1"><text:span text:style-name="T1">Każdy dzień</text:span><text:span text:style-name="T1"><text:line-break/></text:span><text:span text:style-name="T2">ppp</text:span><text:span text:style-name="T1"><text:line-break/></text:span><text:span text:style-name="T1">jest zwycięstwem, /x3</text:span><text:span text:style-name="T1"><text:line-break/></text:span><text:span text:style-name="T2">ppp</text:span><text:span text:style-name="T1"><text:line-break/></text:span><text:span text:style-name="T1">Jeśli w ręce Pana</text:span><text:span text:style-name="T1"><text:line-break/></text:span><text:span text:style-name="T2">ppp</text:span><text:span text:style-name="T1"><text:line-break/></text:span><text:span text:style-name="T1">zechcesz oddać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03-29T14:20:31</meta:creation-date>
    <dc:date>2012-10-20T19:56:34</dc:date>
    <dc:language>pl-PL</dc:language>
    <meta:editing-cycles>12</meta:editing-cycles>
    <meta:editing-duration>PT1H31M2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